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b6d1" officeooo:paragraph-rsid="0011b6d1"/>
    </style:style>
    <style:style style:name="P2" style:family="paragraph" style:parent-style-name="Standard" style:list-style-name="L1">
      <style:text-properties officeooo:rsid="0012a882" officeooo:paragraph-rsid="0012a882"/>
    </style:style>
    <style:style style:name="P3" style:family="paragraph" style:parent-style-name="Standard" style:list-style-name="L1">
      <style:text-properties officeooo:rsid="0013c66e" officeooo:paragraph-rsid="0013c66e"/>
    </style:style>
    <style:style style:name="T1" style:family="text">
      <style:text-properties officeooo:rsid="0013c6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20428137126138" text:style-name="L1">
        <text:list-item>
          <text:p text:style-name="P1">Daten richtig rein kopier</text:p>
        </text:list-item>
        <text:list-item>
          <text:p text:style-name="P1">lagerungsdichte schreiben und wert aus tabelle holen</text:p>
        </text:list-item>
        <text:list-item>
          <text:p text:style-name="P1">nfk aus tabellen</text:p>
        </text:list-item>
        <text:list-item>
          <text:p text:style-name="P2">FK aus tabellen</text:p>
        </text:list-item>
        <text:list-item>
          <text:p text:style-name="P2">LK aus tabellen, <text:span text:style-name="T1">und lkoben horizonte beachten sowie skelett</text:span></text:p>
        </text:list-item>
        <text:list-item>
          <text:p text:style-name="P3">WSV – Neigung berücksichtigen</text:p>
        </text:list-item>
        <text:list-item>
          <text:p text:style-name="P3">GPV aus tabellen</text:p>
        </text:list-item>
        <text:list-item>
          <text:p text:style-name="P3">kf aus tabelle, achtung wegen umlagergun,skelett...</text:p>
        </text:list-item>
        <text:list-item>
          <text:p text:style-name="P3">kakefffaktorrn 1+2 <text:s/>aus tabelle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7-03-05T12:44:08.955591966</meta:creation-date>
    <dc:date>2017-03-05T22:12:45.126996926</dc:date>
    <dc:creator>fabs </dc:creator>
    <meta:editing-duration>PT9H13M3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0" meta:word-count="52" meta:character-count="316" meta:non-whitespace-character-count="281"/>
  </office:meta>
</office:document-meta>
</file>